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6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3" table:default-cell-style-name="ce8"/>
        <table:table-column table:style-name="co5" table:default-cell-style-name="ce8"/>
        <table:table-column table:style-name="co4" table:default-cell-style-name="ce5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6" table:default-cell-style-name="ce5"/>
        <table:table-column table:style-name="co4" table:default-cell-style-name="ce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7" office:value-type="string">
            <text:p>Prix net du produit [€ HT]</text:p>
          </table:table-cell>
          <table:table-cell table:style-name="ce7" office:value-type="string">
            <text:p>TVA produit [%]</text:p>
          </table:table-cell>
          <table:table-cell table:style-name="ce7" office:value-type="string">
            <text:p>Prix brut du produit [€ TTC]</text:p>
          </table:table-cell>
          <table:table-cell table:style-name="ce9" office:value-type="string">
            <text:p>Prix net de la livraison [€ HT]</text:p>
          </table:table-cell>
          <table:table-cell table:style-name="ce9" office:value-type="string">
            <text:p>TVA de la livraison [%]</text:p>
          </table:table-cell>
          <table:table-cell table:style-name="ce9" office:value-type="string">
            <text:p>Prix brut de la livraison [€ TTC]</text:p>
          </table:table-cell>
          <table:table-cell table:style-name="ce10" office:value-type="string">
            <text:p>Prix total net [€ HT]</text:p>
          </table:table-cell>
          <table:table-cell table:style-name="ce10" office:value-type="string">
            <text:p>Prix total brut [€ TTC]</text:p>
          </table:table-cell>
          <table:table-cell table:style-name="ce11" office:value-type="string">
            <text:p>Temps d'acquisition [minutes]</text:p>
          </table:table-cell>
          <table:table-cell table:style-name="ce11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0])" office:value-type="float" office:value="165">
            <text:p>165</text:p>
          </table:table-cell>
          <table:table-cell table:style-name="ce3" table:formula="of:=SUM([.C4:.C10])" office:value-type="currency" office:currency="EUR" office:value="53.2728">
            <text:p>53,27 €</text:p>
          </table:table-cell>
          <table:table-cell table:style-name="ce3" office:value-type="string">
            <text:p>-</text:p>
          </table:table-cell>
          <table:table-cell table:style-name="ce3" table:formula="of:=SUM([.E4:.E10])" office:value-type="currency" office:currency="EUR" office:value="932.69376">
            <text:p>932,69 €</text:p>
          </table:table-cell>
          <table:table-cell table:style-name="ce3" table:formula="of:=SUM([.F4:.F10])" office:value-type="currency" office:currency="EUR" office:value="34.02">
            <text:p>34,02 €</text:p>
          </table:table-cell>
          <table:table-cell table:style-name="ce3" office:value-type="string">
            <text:p>-</text:p>
          </table:table-cell>
          <table:table-cell table:style-name="ce3" table:formula="of:=SUM([.H4:.H10])" office:value-type="currency" office:currency="EUR" office:value="40.824">
            <text:p>40,82 €</text:p>
          </table:table-cell>
          <table:table-cell table:style-name="ce3" table:formula="of:=SUM([.I4:.I10])" office:value-type="currency" office:currency="EUR" office:value="87.2928">
            <text:p>87,29 €</text:p>
          </table:table-cell>
          <table:table-cell table:style-name="ce3" table:formula="of:=SUM([.J4:.J10])" office:value-type="currency" office:currency="EUR" office:value="973.51776">
            <text:p>973,52 €</text:p>
          </table:table-cell>
          <table:table-cell table:style-name="ce3" table:formula="of:=SUM([.K4:.K10])" office:value-type="float" office:value="70560">
            <text:p>705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tige_filetee_m20_1000l</text:p>
          </table:table-cell>
          <table:table-cell table:formula="of:=1" office:value-type="float" office:value="1">
            <text:p>1</text:p>
          </table:table-cell>
          <table:table-cell table:formula="of:=13.8198" office:value-type="currency" office:currency="EUR" office:value="13.8198">
            <text:p>13,82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16.58376">
            <text:p>16,58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1.2">
            <text:p>1,20 €</text:p>
          </table:table-cell>
          <table:table-cell table:formula="of:=SUM([.C4];[.F4])" office:value-type="currency" office:currency="EUR" office:value="14.8198">
            <text:p>14,82 €</text:p>
          </table:table-cell>
          <table:table-cell table:formula="of:=SUM([.E4];[.H4])" office:value-type="currency" office:currency="EUR" office:value="17.78376">
            <text:p>17,78 €</text:p>
          </table:table-cell>
          <table:table-cell table:formula="of:=7*24*60" office:value-type="float" office:value="10080">
            <text:p>10080</text:p>
          </table:table-cell>
          <table:table-cell table:style-name="ce12" office:value-type="string">
            <text:p><text:span text:style-name="T1"><text:a xlink:href="https://www.visseriefixations.fr/tiges-filetees/acier-classe-4-6/tige-filetee-acier-4-6-brut-din-975/tige-filetee-m20-acier-4-6-brut-din-975.html">https://www.visseriefixations.fr/tiges-filetees/acier-classe-4-6/tige-filetee-acier-4-6-brut-din-975/tige-filetee-m20-acier-4-6-brut-din-975.html</text:a></text:span></text:p>
          </table:table-cell>
        </table:table-row>
        <table:table-row table:style-name="ro1">
          <table:table-cell office:value-type="string">
            <text:p>part_ecrou_20m</text:p>
          </table:table-cell>
          <table:table-cell table:formula="of:=5" office:value-type="float" office:value="5">
            <text:p>5</text:p>
          </table:table-cell>
          <table:table-cell table:formula="of:=0.753" office:value-type="currency" office:currency="EUR" office:value="0.753">
            <text:p>0,75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4.518">
            <text:p>4,52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1.2">
            <text:p>1,20 €</text:p>
          </table:table-cell>
          <table:table-cell table:formula="of:=SUM([.C5];[.F5])" office:value-type="currency" office:currency="EUR" office:value="1.753">
            <text:p>1,75 €</text:p>
          </table:table-cell>
          <table:table-cell table:formula="of:=SUM([.E5];[.H5])" office:value-type="currency" office:currency="EUR" office:value="5.718">
            <text:p>5,72 €</text:p>
          </table:table-cell>
          <table:table-cell table:formula="of:=7*24*60" office:value-type="float" office:value="10080">
            <text:p>10080</text:p>
          </table:table-cell>
          <table:table-cell table:style-name="ce12" office:value-type="string">
            <text:p><text:span text:style-name="T1"><text:a xlink:href="https://www.visseriefixations.fr/ecrous/ecrous-hexagonaux/ecrou-hexagonal-hu/ecrou-hu-acier-brut-din-934/ecrou-hu-acier-brut-classe-8-din-934/ecrou-hu-m20-brut-din-934.html">https://www.visseriefixations.fr/ecrous/ecrous-hexagonaux/ecrou-hexagonal-hu/ecrou-hu-acier-brut-din-934/ecrou-hu-acier-brut-classe-8-din-934/ecrou-hu-m20-brut-din-934.html</text:a></text:span></text:p>
          </table:table-cell>
        </table:table-row>
        <table:table-row table:style-name="ro1">
          <table:table-cell office:value-type="string">
            <text:p>part_rondelle_20m</text:p>
          </table:table-cell>
          <table:table-cell table:formula="of:=5" office:value-type="float" office:value="5">
            <text:p>5</text:p>
          </table:table-cell>
          <table:table-cell table:formula="of:=0.2" office:value-type="currency" office:currency="EUR" office:value="0.2">
            <text:p>0,2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.2">
            <text:p>1,20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1.2">
            <text:p>1,20 €</text:p>
          </table:table-cell>
          <table:table-cell table:formula="of:=SUM([.C6];[.F6])" office:value-type="currency" office:currency="EUR" office:value="1.2">
            <text:p>1,20 €</text:p>
          </table:table-cell>
          <table:table-cell table:formula="of:=SUM([.E6];[.H6])" office:value-type="currency" office:currency="EUR" office:value="2.4">
            <text:p>2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20-z-blanc-nfe-25513.html">https://www.visseriefixations.fr/rondelles-circlips/rondelles-plates/sans-chanfrein/serie-etroite-z/acier/rondelle-z-acier-zingue-blanc-nfe-25513/rondelle-z-0-20-z-blanc-nfe-25513.html</text:a></text:p>
          </table:table-cell>
        </table:table-row>
        <table:table-row table:style-name="ro1">
          <table:table-cell office:value-type="string">
            <text:p>part_palier</text:p>
          </table:table-cell>
          <table:table-cell table:formula="of:=2" office:value-type="float" office:value="2">
            <text:p>2</text:p>
          </table:table-cell>
          <table:table-cell table:formula="of:=18.17" office:value-type="currency" office:currency="EUR" office:value="18.17">
            <text:p>18,17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43.608">
            <text:p>43,61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1.2">
            <text:p>1,20 €</text:p>
          </table:table-cell>
          <table:table-cell table:formula="of:=SUM([.C7];[.F7])" office:value-type="currency" office:currency="EUR" office:value="19.17">
            <text:p>19,17 €</text:p>
          </table:table-cell>
          <table:table-cell table:formula="of:=SUM([.E7];[.H7])" office:value-type="currency" office:currency="EUR" office:value="44.808">
            <text:p>44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france-poulies.com/paliers/5370-palier-alesage-o20-aplique-2-trous.html">https://www.france-poulies.com/paliers/5370-palier-alesage-o20-aplique-2-trous.html</text:a></text:p>
          </table:table-cell>
        </table:table-row>
        <table:table-row table:style-name="ro1">
          <table:table-cell office:value-type="string">
            <text:p>part_magnet_1d40_2d20_10e</text:p>
          </table:table-cell>
          <table:table-cell table:formula="of:=80" office:value-type="float" office:value="80">
            <text:p>80</text:p>
          </table:table-cell>
          <table:table-cell table:formula="of:=0.38" office:value-type="currency" office:currency="EUR" office:value="0.38">
            <text:p>0,38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36.48">
            <text:p>36,48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1.2">
            <text:p>1,20 €</text:p>
          </table:table-cell>
          <table:table-cell table:formula="of:=SUM([.C8];[.F8])" office:value-type="currency" office:currency="EUR" office:value="1.38">
            <text:p>1,38 €</text:p>
          </table:table-cell>
          <table:table-cell table:formula="of:=SUM([.E8];[.H8])" office:value-type="currency" office:currency="EUR" office:value="37.68">
            <text:p>37,68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40.0-x-20.0-x-10.0-mm-y35-ferrite-adherence-2-kg">https://www.aimant-boutique.fr/ferrite/anneaux-aimantes/anneau-40.0-x-20.0-x-10.0-mm-y35-ferrite-adherence-2-kg</text:a></text:p>
          </table:table-cell>
        </table:table-row>
        <table:table-row table:style-name="ro1">
          <table:table-cell office:value-type="string">
            <text:p>part_magnet_1d140_2d60_20e</text:p>
          </table:table-cell>
          <table:table-cell table:formula="of:=40" office:value-type="float" office:value="40">
            <text:p>40</text:p>
          </table:table-cell>
          <table:table-cell table:formula="of:=6.69" office:value-type="currency" office:currency="EUR" office:value="6.69">
            <text:p>6,69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321.12">
            <text:p>321,12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">
            <text:p>1,20 €</text:p>
          </table:table-cell>
          <table:table-cell table:formula="of:=SUM([.C9];[.F9])" office:value-type="currency" office:currency="EUR" office:value="7.69">
            <text:p>7,69 €</text:p>
          </table:table-cell>
          <table:table-cell table:formula="of:=SUM([.E9];[.H9])" office:value-type="currency" office:currency="EUR" office:value="322.32">
            <text:p>322,3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140.0-x-60.0-x-20.0-mm-y30-ferrite">https://www.aimant-boutique.fr/ferrite/anneaux-aimantes/anneau-140.0-x-60.0-x-20.0-mm-y30-ferrite</text:a></text:p>
          </table:table-cell>
        </table:table-row>
        <table:table-row table:style-name="ro1">
          <table:table-cell office:value-type="string">
            <text:p>part_faraday_disc</text:p>
          </table:table-cell>
          <table:table-cell table:formula="of:=32" office:value-type="float" office:value="32">
            <text:p>32</text:p>
          </table:table-cell>
          <table:table-cell table:formula="of:=13.26" office:value-type="currency" office:currency="EUR" office:value="13.26">
            <text:p>13,26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509.184">
            <text:p>509,18 €</text:p>
          </table:table-cell>
          <table:table-cell table:formula="of:=28.02" office:value-type="currency" office:currency="EUR" office:value="28.02">
            <text:p>28,02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33.624">
            <text:p>33,62 €</text:p>
          </table:table-cell>
          <table:table-cell table:formula="of:=SUM([.C10];[.F10])" office:value-type="currency" office:currency="EUR" office:value="41.28">
            <text:p>41,28 €</text:p>
          </table:table-cell>
          <table:table-cell table:formula="of:=SUM([.E10];[.H10])" office:value-type="currency" office:currency="EUR" office:value="542.808">
            <text:p>542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aserboost.com/">https://www.laserboost.com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1">01/10/2022</text:date>, <text:time>15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11S</meta:editing-duration>
    <meta:editing-cycles>7</meta:editing-cycles>
    <meta:generator>OpenOffice/4.1.13$Win32 OpenOffice.org_project/4113m1$Build-9810</meta:generator>
    <dc:date>2022-10-01T15:18:19.61</dc:date>
    <meta:document-statistic meta:table-count="1" meta:cell-count="109" meta:object-count="0"/>
    <meta:user-defined meta:name="Info 1"/>
    <meta:user-defined meta:name="Info 2"/>
    <meta:user-defined meta:name="Info 3"/>
    <meta:user-defined meta:name="Info 4"/>
  </office:meta>
</office:document-meta>
</file>